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Taula1" style:family="table">
      <style:table-properties style:width="9.4063in" fo:margin-left="0.091in" fo:margin-top="0in" fo:margin-bottom="0in" table:align="left" style:writing-mode="lr-tb"/>
    </style:style>
    <style:style style:name="Taula1.A" style:family="table-column">
      <style:table-column-properties style:column-width="2.2681in"/>
    </style:style>
    <style:style style:name="Taula1.B" style:family="table-column">
      <style:table-column-properties style:column-width="0.7646in"/>
    </style:style>
    <style:style style:name="Taula1.C" style:family="table-column">
      <style:table-column-properties style:column-width="1.3924in"/>
    </style:style>
    <style:style style:name="Taula1.D" style:family="table-column">
      <style:table-column-properties style:column-width="0.8132in"/>
    </style:style>
    <style:style style:name="Taula1.E" style:family="table-column">
      <style:table-column-properties style:column-width="1.6993in"/>
    </style:style>
    <style:style style:name="Taula1.F" style:family="table-column">
      <style:table-column-properties style:column-width="2.4688in"/>
    </style:style>
    <style:style style:name="Taula1.1" style:family="table-row">
      <style:table-row-properties style:min-row-height="0.4688in" fo:keep-together="auto"/>
    </style:style>
    <style:style style:name="Taula1.A1" style:family="table-cell">
      <style:table-cell-properties fo:background-color="#e6e6e6" fo:padding-left="0in" fo:padding-right="0.1278in" fo:padding-top="0in" fo:padding-bottom="0in" fo:border="0.25pt solid #000001">
        <style:background-image/>
      </style:table-cell-properties>
    </style:style>
    <style:style style:name="Taula1.E1" style:family="table-cell">
      <style:table-cell-properties fo:background-color="#e6e6e6" fo:padding-left="0in" fo:padding-right="0.1278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ula1.2" style:family="table-row">
      <style:table-row-properties style:min-row-height="1.2438in" fo:keep-together="auto"/>
    </style:style>
    <style:style style:name="Taula1.A2" style:family="table-cell">
      <style:table-cell-properties fo:background-color="#ffffff" fo:padding-left="0in" fo:padding-right="0.1278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ula1.E2" style:family="table-cell">
      <style:table-cell-properties fo:background-color="#ffffff" fo:padding-left="0in" fo:padding-right="0.1278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ula1.3" style:family="table-row">
      <style:table-row-properties style:min-row-height="0.4993in" fo:keep-together="auto"/>
    </style:style>
    <style:style style:name="Taula1.4" style:family="table-row">
      <style:table-row-properties style:min-row-height="0.6535in" fo:keep-together="auto"/>
    </style:style>
    <style:style style:name="Taula2" style:family="table">
      <style:table-properties style:width="9.4063in" fo:margin-left="0.091in" fo:margin-top="0in" fo:margin-bottom="0in" table:align="left" style:writing-mode="lr-tb"/>
    </style:style>
    <style:style style:name="Taula2.A" style:family="table-column">
      <style:table-column-properties style:column-width="2.2681in"/>
    </style:style>
    <style:style style:name="Taula2.B" style:family="table-column">
      <style:table-column-properties style:column-width="0.7646in"/>
    </style:style>
    <style:style style:name="Taula2.C" style:family="table-column">
      <style:table-column-properties style:column-width="1.3924in"/>
    </style:style>
    <style:style style:name="Taula2.D" style:family="table-column">
      <style:table-column-properties style:column-width="0.8132in"/>
    </style:style>
    <style:style style:name="Taula2.E" style:family="table-column">
      <style:table-column-properties style:column-width="1.6889in"/>
    </style:style>
    <style:style style:name="Taula2.F" style:family="table-column">
      <style:table-column-properties style:column-width="2.4792in"/>
    </style:style>
    <style:style style:name="Taula2.1" style:family="table-row">
      <style:table-row-properties style:min-row-height="0.4688in" fo:keep-together="auto"/>
    </style:style>
    <style:style style:name="Taula2.A1" style:family="table-cell">
      <style:table-cell-properties fo:background-color="#e6e6e6" fo:padding-left="0in" fo:padding-right="0.1278in" fo:padding-top="0in" fo:padding-bottom="0in" fo:border="0.25pt solid #000001">
        <style:background-image/>
      </style:table-cell-properties>
    </style:style>
    <style:style style:name="Taula2.E1" style:family="table-cell">
      <style:table-cell-properties fo:background-color="#e6e6e6" fo:padding-left="0in" fo:padding-right="0.1278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ula2.2" style:family="table-row">
      <style:table-row-properties style:min-row-height="1.2438in" fo:keep-together="auto"/>
    </style:style>
    <style:style style:name="Taula2.A2" style:family="table-cell">
      <style:table-cell-properties fo:background-color="#ffffff" fo:padding-left="0in" fo:padding-right="0.1278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ula2.E2" style:family="table-cell">
      <style:table-cell-properties fo:background-color="#ffffff" fo:padding-left="0in" fo:padding-right="0.1278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ula2.3" style:family="table-row">
      <style:table-row-properties style:min-row-height="0.4993in" fo:keep-together="auto"/>
    </style:style>
    <style:style style:name="Taula2.4" style:family="table-row">
      <style:table-row-properties style:min-row-height="0.6535in" fo:keep-together="auto"/>
    </style:style>
    <style:style style:name="Taula3" style:family="table">
      <style:table-properties style:width="9.4063in" fo:margin-left="0.091in" fo:margin-top="0in" fo:margin-bottom="0in" table:align="left" style:writing-mode="lr-tb"/>
    </style:style>
    <style:style style:name="Taula3.A" style:family="table-column">
      <style:table-column-properties style:column-width="2.2681in"/>
    </style:style>
    <style:style style:name="Taula3.B" style:family="table-column">
      <style:table-column-properties style:column-width="0.7646in"/>
    </style:style>
    <style:style style:name="Taula3.C" style:family="table-column">
      <style:table-column-properties style:column-width="1.3924in"/>
    </style:style>
    <style:style style:name="Taula3.D" style:family="table-column">
      <style:table-column-properties style:column-width="0.8132in"/>
    </style:style>
    <style:style style:name="Taula3.E" style:family="table-column">
      <style:table-column-properties style:column-width="1.6889in"/>
    </style:style>
    <style:style style:name="Taula3.F" style:family="table-column">
      <style:table-column-properties style:column-width="2.4792in"/>
    </style:style>
    <style:style style:name="Taula3.1" style:family="table-row">
      <style:table-row-properties style:min-row-height="0.4688in" fo:keep-together="auto"/>
    </style:style>
    <style:style style:name="Taula3.A1" style:family="table-cell">
      <style:table-cell-properties fo:background-color="#e6e6e6" fo:padding-left="0in" fo:padding-right="0.1278in" fo:padding-top="0in" fo:padding-bottom="0in" fo:border="0.25pt solid #000001">
        <style:background-image/>
      </style:table-cell-properties>
    </style:style>
    <style:style style:name="Taula3.E1" style:family="table-cell">
      <style:table-cell-properties fo:background-color="#e6e6e6" fo:padding-left="0in" fo:padding-right="0.1278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ula3.2" style:family="table-row">
      <style:table-row-properties style:min-row-height="1.2438in" fo:keep-together="auto"/>
    </style:style>
    <style:style style:name="Taula3.A2" style:family="table-cell">
      <style:table-cell-properties fo:background-color="#ffffff" fo:padding-left="0in" fo:padding-right="0.1278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ula3.E2" style:family="table-cell">
      <style:table-cell-properties fo:background-color="#ffffff" fo:padding-left="0in" fo:padding-right="0.1278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ula3.3" style:family="table-row">
      <style:table-row-properties style:min-row-height="0.4993in" fo:keep-together="auto"/>
    </style:style>
    <style:style style:name="Taula3.4" style:family="table-row">
      <style:table-row-properties style:min-row-height="0.6535in" fo:keep-together="auto"/>
    </style:style>
    <style:style style:name="P1" style:family="paragraph" style:parent-style-name="Standard">
      <style:text-properties officeooo:paragraph-rsid="000cddec"/>
    </style:style>
    <style:style style:name="P2" style:family="paragraph" style:parent-style-name="Standard">
      <style:paragraph-properties fo:margin-left="0.0492in" fo:margin-right="0in" fo:margin-top="0in" fo:margin-bottom="0.1484in" style:contextual-spacing="false" fo:text-indent="0in" style:auto-text-indent="false"/>
      <style:text-properties officeooo:paragraph-rsid="000cddec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0492in" fo:margin-right="0in" fo:margin-top="0in" fo:margin-bottom="0.1484in" style:contextual-spacing="false" fo:text-align="center" style:justify-single-word="false" fo:text-indent="0in" style:auto-text-indent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0492in" fo:margin-right="0in" fo:margin-top="0in" fo:margin-bottom="0.1484in" style:contextual-spacing="false" fo:text-align="center" style:justify-single-word="false" fo:text-indent="0in" style:auto-text-indent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0492in" fo:margin-right="0in" fo:line-height="90%" fo:text-align="center" style:justify-single-word="false" fo:text-indent="0in" style:auto-text-indent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0492in" fo:margin-right="0in" fo:line-height="90%" fo:text-align="center" style:justify-single-word="false" fo:text-indent="0in" style:auto-text-indent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bold" officeooo:rsid="000ec09f" officeooo:paragraph-rsid="000ec09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bold" officeooo:rsid="000ec09f" officeooo:paragraph-rsid="001105c6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bold" officeooo:rsid="000fdc0a" officeooo:paragraph-rsid="000fdc0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bold" officeooo:rsid="000fdc0a" officeooo:paragraph-rsid="001105c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normal" officeooo:rsid="000fdc0a" officeooo:paragraph-rsid="000fdc0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fo:font-weight="normal" officeooo:rsid="000fdc0a" officeooo:paragraph-rsid="001105c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0492in" fo:margin-right="0in" fo:margin-top="0in" fo:margin-bottom="0.1484in" style:contextual-spacing="false" fo:text-indent="0in" style:auto-text-indent="false"/>
      <style:text-properties fo:font-size="8.5pt" officeooo:rsid="000ec09f" officeooo:paragraph-rsid="000ec09f" style:font-size-asian="8.5pt" style:font-size-complex="8.5pt"/>
    </style:style>
    <style:style style:name="P22" style:family="paragraph" style:parent-style-name="Standard">
      <style:paragraph-properties fo:margin-left="0.0492in" fo:margin-right="0in" fo:margin-top="0in" fo:margin-bottom="0.1484in" style:contextual-spacing="false" fo:text-indent="0in" style:auto-text-indent="false"/>
      <style:text-properties fo:font-size="8.5pt" officeooo:rsid="000ec09f" officeooo:paragraph-rsid="001105c6" style:font-size-asian="8.5pt" style:font-size-complex="8.5pt"/>
    </style:style>
    <style:style style:name="P23" style:family="paragraph" style:parent-style-name="Standard">
      <style:text-properties fo:font-size="8.5pt" officeooo:paragraph-rsid="001105c6" style:font-size-asian="8.5pt" style:font-size-complex="8.5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8.5pt" fo:font-weight="normal" officeooo:rsid="000ec09f" officeooo:paragraph-rsid="000ec09f" style:font-size-asian="8.5pt" style:font-weight-asian="normal" style:font-size-complex="8.5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8.5pt" fo:font-weight="normal" officeooo:rsid="000ec09f" officeooo:paragraph-rsid="001105c6" style:font-size-asian="8.5pt" style:font-weight-asian="normal" style:font-size-complex="8.5pt" style:font-weight-complex="normal"/>
    </style:style>
    <style:style style:name="P26" style:family="paragraph" style:parent-style-name="Standard">
      <style:paragraph-properties fo:margin-left="0.0492in" fo:margin-right="0in" fo:margin-top="0in" fo:margin-bottom="0.1484in" style:contextual-spacing="false" fo:line-height="100%" fo:text-indent="0in" style:auto-text-indent="false"/>
      <style:text-properties style:font-name="Arial" fo:font-size="8.5pt" fo:font-weight="bold" officeooo:rsid="000fe019" officeooo:paragraph-rsid="000fe019" style:font-size-asian="8.5pt" style:font-weight-asian="bold" style:font-size-complex="8.5pt" style:font-weight-complex="bold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8.5pt" fo:font-weight="bold" officeooo:rsid="000fe019" officeooo:paragraph-rsid="000fe019" style:font-size-asian="8.5pt" style:font-weight-asian="bold" style:font-size-complex="8.5pt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8.5pt" fo:font-weight="bold" officeooo:rsid="000fe019" officeooo:paragraph-rsid="001105c6" style:font-size-asian="8.5pt" style:font-weight-asian="bold" style:font-size-complex="8.5pt" style:font-weight-complex="bold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1" fo:font-size="8.5pt" fo:language="ca" fo:country="ES" fo:font-weight="normal" officeooo:rsid="000fe019" officeooo:paragraph-rsid="000fe019" style:font-size-asian="8.5pt" style:font-weight-asian="normal" style:font-size-complex="8.5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1" fo:font-size="8.5pt" fo:language="ca" fo:country="ES" fo:font-weight="normal" officeooo:rsid="000fe019" officeooo:paragraph-rsid="001105c6" style:font-size-asian="8.5pt" style:font-weight-asian="normal" style:font-size-complex="8.5pt" style:font-weight-complex="normal"/>
    </style:style>
    <style:style style:name="P31" style:family="paragraph" style:parent-style-name="Standard">
      <style:text-properties officeooo:paragraph-rsid="001105c6"/>
    </style:style>
    <style:style style:name="P32" style:family="paragraph" style:parent-style-name="Standard">
      <style:paragraph-properties fo:margin-left="0.0492in" fo:margin-right="0in" fo:margin-top="0in" fo:margin-bottom="0.1484in" style:contextual-spacing="false" fo:text-indent="0in" style:auto-text-indent="false"/>
      <style:text-properties officeooo:paragraph-rsid="001105c6"/>
    </style:style>
    <style:style style:name="P33" style:family="paragraph" style:parent-style-name="Standard">
      <style:paragraph-properties fo:margin-left="0.0492in" fo:margin-right="0in" fo:text-indent="0in" style:auto-text-indent="false"/>
      <style:text-properties officeooo:rsid="00124a98" officeooo:paragraph-rsid="00124a98"/>
    </style:style>
    <style:style style:name="P34" style:family="paragraph" style:parent-style-name="Standard">
      <style:text-properties officeooo:rsid="00124a98" officeooo:paragraph-rsid="00124a98"/>
    </style:style>
    <style:style style:name="P35" style:family="paragraph" style:parent-style-name="Standard">
      <style:paragraph-properties fo:margin-left="0.0492in" fo:margin-right="0in" fo:text-indent="0in" style:auto-text-indent="false"/>
      <style:text-properties fo:font-size="8.5pt" officeooo:rsid="00124a98" officeooo:paragraph-rsid="00124a98" style:font-size-asian="8.5pt" style:font-size-complex="8.5pt"/>
    </style:style>
    <style:style style:name="P36" style:family="paragraph" style:parent-style-name="Standard">
      <style:text-properties fo:font-size="8.5pt" officeooo:rsid="00124a98" officeooo:paragraph-rsid="00124a98" style:font-size-asian="8.5pt" style:font-size-complex="8.5pt"/>
    </style:style>
    <style:style style:name="P37" style:family="paragraph" style:parent-style-name="Standard">
      <style:paragraph-properties fo:margin-left="0.0492in" fo:margin-right="0in" fo:line-height="90%" fo:text-indent="0in" style:auto-text-indent="false"/>
      <style:text-properties fo:font-size="8.5pt" officeooo:rsid="00124a98" officeooo:paragraph-rsid="00124a98" style:font-size-asian="8.5pt" style:font-size-complex="8.5pt"/>
    </style:style>
    <style:style style:name="P38" style:family="paragraph" style:parent-style-name="Standard">
      <style:text-properties style:font-name="Arial1" fo:language="ca" fo:country="ES" officeooo:rsid="00124a98" officeooo:paragraph-rsid="00124a98"/>
    </style:style>
    <style:style style:name="P39" style:family="paragraph" style:parent-style-name="Standard">
      <style:paragraph-properties fo:margin-left="0.0492in" fo:margin-right="0in" fo:line-height="90%" fo:text-indent="0in" style:auto-text-indent="false"/>
      <style:text-properties style:font-name="Segoe UI Symbol" fo:font-size="10pt" officeooo:rsid="00124a98" officeooo:paragraph-rsid="00124a98" style:font-name-asian="Segoe UI Symbol1" style:font-size-asian="10pt" style:font-name-complex="Segoe UI Symbol1"/>
    </style:style>
    <style:style style:name="T1" style:family="text">
      <style:text-properties style:font-name="Arial1" fo:language="ca" fo:country="ES"/>
    </style:style>
    <style:style style:name="T2" style:family="text">
      <style:text-properties style:font-name="Arial1" fo:language="ca" fo:country="ES" fo:font-weight="bold" style:font-weight-asian="bold" style:font-weight-complex="bold"/>
    </style:style>
    <style:style style:name="T3" style:family="text">
      <style:text-properties style:font-name="Arial1" fo:language="ca" fo:country="ES" fo:font-weight="normal" style:font-weight-asian="normal" style:font-weight-complex="normal"/>
    </style:style>
    <style:style style:name="T4" style:family="text">
      <style:text-properties style:font-name="Arial1" fo:font-size="10pt" fo:language="ca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10pt" fo:language="ca" fo:country="ES" fo:font-weight="bold" officeooo:rsid="000cddec" style:font-size-asian="10pt" style:font-weight-asian="bold" style:font-size-complex="10pt" style:font-weight-complex="bold"/>
    </style:style>
    <style:style style:name="T6" style:family="text">
      <style:text-properties style:font-name="Arial1" fo:font-size="8.5pt" fo:language="ca" fo:country="ES" style:font-size-asian="8.5pt" style:font-size-complex="8.5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1f9e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4">RISCOS DETECTATS</text:p>
          </table:table-cell>
          <table:table-cell table:style-name="Taula1.A1" office:value-type="string">
            <text:p text:style-name="P5">ESPAI <text:span text:style-name="T8">(aula, escala, passadís...)</text:span></text:p>
          </table:table-cell>
          <table:table-cell table:style-name="Taula1.A1" office:value-type="string">
            <text:p text:style-name="P10">PROBABILITAT </text:p>
          </table:table-cell>
          <table:table-cell table:style-name="Taula1.A1" office:value-type="string">
            <text:p text:style-name="P13">GRAVETAT</text:p>
          </table:table-cell>
          <table:table-cell table:style-name="Taula1.E1" office:value-type="string">
            <text:p text:style-name="P9">QUALIFICACIÓ RISC</text:p>
          </table:table-cell>
          <table:table-cell table:style-name="Taula1.A1" office:value-type="string">
            <text:p text:style-name="P3">MESURES</text:p>
          </table:table-cell>
        </table:table-row>
        <table:table-row table:style-name="Taula1.2">
          <table:table-cell table:style-name="Taula1.A2" office:value-type="string">
            <text:p text:style-name="P2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1.A2" office:value-type="string">
            <text:p text:style-name="P33">aula</text:p>
          </table:table-cell>
          <table:table-cell table:style-name="Taula1.A2" office:value-type="string">
            <text:p text:style-name="P38">Mitjana</text:p>
          </table:table-cell>
          <table:table-cell table:style-name="Taula1.A2" office:value-type="string">
            <text:p text:style-name="P39">Lleugermanet danyos</text:p>
          </table:table-cell>
          <table:table-cell table:style-name="Taula1.E2" office:value-type="string">
            <text:p text:style-name="P38">Risc tolerable</text:p>
          </table:table-cell>
          <table:table-cell table:style-name="Taula1.A2" office:value-type="string">
            <text:p text:style-name="P34">Despejar el pasillo</text:p>
          </table:table-cell>
        </table:table-row>
        <table:table-row table:style-name="Taula1.3">
          <table:table-cell table:style-name="Taula1.A2" office:value-type="string">
            <text:p text:style-name="P21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1.A2" office:value-type="string">
            <text:p text:style-name="P35">aula</text:p>
          </table:table-cell>
          <table:table-cell table:style-name="Taula1.A2" office:value-type="string">
            <text:p text:style-name="P36">Mitjana</text:p>
          </table:table-cell>
          <table:table-cell table:style-name="Taula1.A2" office:value-type="string">
            <text:p text:style-name="P37">danyos</text:p>
          </table:table-cell>
          <table:table-cell table:style-name="Taula1.E2" office:value-type="string">
            <text:p text:style-name="P36">Risc moderat</text:p>
          </table:table-cell>
          <table:table-cell table:style-name="Taula1.A2" office:value-type="string">
            <text:p text:style-name="P36">No pujar a les taules o llocs perillosos e inestables</text:p>
          </table:table-cell>
        </table:table-row>
        <table:table-row table:style-name="Taula1.4">
          <table:table-cell table:style-name="Taula1.A2" office:value-type="string">
            <text:p text:style-name="P15">3- XOCS I COPS per:</text:p>
            <text:p text:style-name="P24">- <text:span text:style-name="T10">excés</text:span> de mobiliari</text:p>
            <text:p text:style-name="P24">- finestres obertes</text:p>
            <text:p text:style-name="P24">calaixos oberts</text:p>
          </table:table-cell>
          <table:table-cell table:style-name="Taula1.A2" office:value-type="string">
            <text:p text:style-name="P35">aula</text:p>
          </table:table-cell>
          <table:table-cell table:style-name="Taula1.A2" office:value-type="string">
            <text:p text:style-name="P36">baixa</text:p>
          </table:table-cell>
          <table:table-cell table:style-name="Taula1.A2" office:value-type="string">
            <text:p text:style-name="P37">danyos</text:p>
          </table:table-cell>
          <table:table-cell table:style-name="Taula1.E2" office:value-type="string">
            <text:p text:style-name="P36">Risc tolerable</text:p>
          </table:table-cell>
          <table:table-cell table:style-name="Taula1.A2" office:value-type="string">
            <text:p text:style-name="P36">Despejar el pasillo</text:p>
          </table:table-cell>
        </table:table-row>
        <table:table-row table:style-name="Taula1.4">
          <table:table-cell table:style-name="Taula1.A2" office:value-type="string">
            <text:p text:style-name="P17">4- CAIGUDES D’OBJECTES</text:p>
            <text:p text:style-name="P17"><text:span text:style-name="T9">-Prestatgerie</text:span>s<text:span text:style-name="T9"> no subjectes paret</text:span></text:p>
            <text:p text:style-name="P19">- Sobrecàrrega de prestatgeries</text:p>
          </table:table-cell>
          <table:table-cell table:style-name="Taula1.A2" office:value-type="string">
            <text:p text:style-name="P35">aula</text:p>
          </table:table-cell>
          <table:table-cell table:style-name="Taula1.A2" office:value-type="string">
            <text:p text:style-name="P36">baixa</text:p>
          </table:table-cell>
          <table:table-cell table:style-name="Taula1.A2" office:value-type="string">
            <text:p text:style-name="P37">danyos</text:p>
          </table:table-cell>
          <table:table-cell table:style-name="Taula1.E2" office:value-type="string">
            <text:p text:style-name="P36">Risc tolerable</text:p>
          </table:table-cell>
          <table:table-cell table:style-name="Taula1.A2" office:value-type="string">
            <text:p text:style-name="P36">Controlar la posicio i l’estat dels objectes</text:p>
          </table:table-cell>
        </table:table-row>
        <table:table-row table:style-name="Taula1.4">
          <table:table-cell table:style-name="Taula1.A2" office:value-type="string">
            <text:p text:style-name="P27">5- <text:span text:style-name="T11">CONTACTE ELÈCTRIC</text:span><text:span text:style-name="T12"> directe o indirecte amb:</text:span></text:p>
            <text:p text:style-name="P29">- Instal·lació elèctrica en condicions</text:p>
            <text:p text:style-name="P29">-cables <text:s/>i aparells </text:p>
            <text:p text:style-name="P29">- endolls i interruptors incorrectes</text:p>
          </table:table-cell>
          <table:table-cell table:style-name="Taula1.A2" office:value-type="string">
            <text:p text:style-name="P35">aula</text:p>
          </table:table-cell>
          <table:table-cell table:style-name="Taula1.A2" office:value-type="string">
            <text:p text:style-name="P36">baixa</text:p>
          </table:table-cell>
          <table:table-cell table:style-name="Taula1.A2" office:value-type="string">
            <text:p text:style-name="P37">Extremadament danyos</text:p>
          </table:table-cell>
          <table:table-cell table:style-name="Taula1.E2" office:value-type="string">
            <text:p text:style-name="P36">Risc moderat</text:p>
          </table:table-cell>
          <table:table-cell table:style-name="Taula1.A2" office:value-type="string">
            <text:p text:style-name="P36">Controlar els cables</text:p>
          </table:table-cell>
        </table:table-row>
        <table:table-row table:style-name="Taula1.4">
          <table:table-cell table:style-name="Taula1.A2" office:value-type="string">
            <text:p text:style-name="P26"><text:span text:style-name="T1">6- Risc de INCENDI </text:span><text:span text:style-name="T3">produït per treballar amb:<text:line-break/>- instal·lació elèctrica<text:line-break/>- Instal·lació de gas<text:line-break/>- cigarrets encesos</text:span></text:p>
          </table:table-cell>
          <table:table-cell table:style-name="Taula1.A2" office:value-type="string">
            <text:p text:style-name="P35">aula</text:p>
          </table:table-cell>
          <table:table-cell table:style-name="Taula1.A2" office:value-type="string">
            <text:p text:style-name="P36">baixa</text:p>
          </table:table-cell>
          <table:table-cell table:style-name="Taula1.A2" office:value-type="string">
            <text:p text:style-name="P37">Extremadament danyos</text:p>
          </table:table-cell>
          <table:table-cell table:style-name="Taula1.E2" office:value-type="string">
            <text:p text:style-name="P36">Risc moderat</text:p>
          </table:table-cell>
          <table:table-cell table:style-name="Taula1.A2" office:value-type="string">
            <text:p text:style-name="P36">Cuidar els mobiliaris y tot allo que te perill d’incendi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office:value-type="string">
            <text:p text:style-name="P8">RISCOS DETECTATS</text:p>
          </table:table-cell>
          <table:table-cell table:style-name="Taula2.A1" office:value-type="string">
            <text:p text:style-name="P7">ESPAI <text:span text:style-name="T8">(aula, escala, passadís...)</text:span></text:p>
          </table:table-cell>
          <table:table-cell table:style-name="Taula2.A1" office:value-type="string">
            <text:p text:style-name="P12">PROBABILITAT </text:p>
          </table:table-cell>
          <table:table-cell table:style-name="Taula2.A1" office:value-type="string">
            <text:p text:style-name="P14">GRAVETAT</text:p>
          </table:table-cell>
          <table:table-cell table:style-name="Taula2.E1" office:value-type="string">
            <text:p text:style-name="P11">QUALIFICACIÓ RISC</text:p>
          </table:table-cell>
          <table:table-cell table:style-name="Taula2.A1" office:value-type="string">
            <text:p text:style-name="P6">MESURES</text:p>
          </table:table-cell>
        </table:table-row>
        <table:table-row table:style-name="Taula2.2">
          <table:table-cell table:style-name="Taula2.A2" office:value-type="string">
            <text:p text:style-name="P32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2.A2" office:value-type="string">
            <text:p text:style-name="P33">escala</text:p>
          </table:table-cell>
          <table:table-cell table:style-name="Taula2.A2" office:value-type="string">
            <text:p text:style-name="P38">Mitjana</text:p>
          </table:table-cell>
          <table:table-cell table:style-name="Taula2.A2" office:value-type="string">
            <text:p text:style-name="P39">Lleugermanet danyos</text:p>
          </table:table-cell>
          <table:table-cell table:style-name="Taula2.E2" office:value-type="string">
            <text:p text:style-name="P38">Risc tolerable</text:p>
          </table:table-cell>
          <table:table-cell table:style-name="Taula2.A2" office:value-type="string">
            <text:p text:style-name="P34">Despejar el pasillo</text:p>
          </table:table-cell>
        </table:table-row>
        <table:table-row table:style-name="Taula2.3">
          <table:table-cell table:style-name="Taula2.A2" office:value-type="string">
            <text:p text:style-name="P22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2.A2" office:value-type="string">
            <text:p text:style-name="P35">escala</text:p>
          </table:table-cell>
          <table:table-cell table:style-name="Taula2.A2" office:value-type="string">
            <text:p text:style-name="P36">alta</text:p>
          </table:table-cell>
          <table:table-cell table:style-name="Taula2.A2" office:value-type="string">
            <text:p text:style-name="P37">danyos</text:p>
          </table:table-cell>
          <table:table-cell table:style-name="Taula2.E2" office:value-type="string">
            <text:p text:style-name="P36">Risc important</text:p>
          </table:table-cell>
          <table:table-cell table:style-name="Taula2.A2" office:value-type="string">
            <text:p text:style-name="P36">No pujar a les taules o llocs perillosos e inestables</text:p>
          </table:table-cell>
        </table:table-row>
        <table:table-row table:style-name="Taula2.4">
          <table:table-cell table:style-name="Taula2.A2" office:value-type="string">
            <text:p text:style-name="P16">3- XOCS I COPS per:</text:p>
            <text:p text:style-name="P25">- <text:span text:style-name="T10">excés</text:span> de mobiliari</text:p>
            <text:p text:style-name="P25">- finestres obertes</text:p>
            <text:p text:style-name="P25">calaixos oberts</text:p>
          </table:table-cell>
          <table:table-cell table:style-name="Taula2.A2" office:value-type="string">
            <text:p text:style-name="P35">escala</text:p>
          </table:table-cell>
          <table:table-cell table:style-name="Taula2.A2" office:value-type="string">
            <text:p text:style-name="P36">baixa</text:p>
          </table:table-cell>
          <table:table-cell table:style-name="Taula2.A2" office:value-type="string">
            <text:p text:style-name="P37">danyos</text:p>
          </table:table-cell>
          <table:table-cell table:style-name="Taula2.E2" office:value-type="string">
            <text:p text:style-name="P36">Risc tolerable</text:p>
          </table:table-cell>
          <table:table-cell table:style-name="Taula2.A2" office:value-type="string">
            <text:p text:style-name="P36">Despejar el pasillo</text:p>
          </table:table-cell>
        </table:table-row>
        <table:table-row table:style-name="Taula2.4">
          <table:table-cell table:style-name="Taula2.A2" office:value-type="string">
            <text:p text:style-name="P18">4- CAIGUDES D’OBJECTES</text:p>
            <text:p text:style-name="P18"><text:span text:style-name="T9">-Prestatgerie</text:span>s<text:span text:style-name="T9"> no subjectes paret</text:span></text:p>
            <text:p text:style-name="P20">- Sobrecàrrega de prestatgeries</text:p>
          </table:table-cell>
          <table:table-cell table:style-name="Taula2.A2" office:value-type="string">
            <text:p text:style-name="P35">escala</text:p>
          </table:table-cell>
          <table:table-cell table:style-name="Taula2.A2" office:value-type="string">
            <text:p text:style-name="P36">baixa</text:p>
          </table:table-cell>
          <table:table-cell table:style-name="Taula2.A2" office:value-type="string">
            <text:p text:style-name="P37">danyos</text:p>
          </table:table-cell>
          <table:table-cell table:style-name="Taula2.E2" office:value-type="string">
            <text:p text:style-name="P36">Risc tolerable</text:p>
          </table:table-cell>
          <table:table-cell table:style-name="Taula2.A2" office:value-type="string">
            <text:p text:style-name="P36">Controlar la posicio i l’estat dels objectes</text:p>
          </table:table-cell>
        </table:table-row>
        <table:table-row table:style-name="Taula2.4">
          <table:table-cell table:style-name="Taula2.A2" office:value-type="string">
            <text:p text:style-name="P28">5- <text:span text:style-name="T11">CONTACTE ELÈCTRIC</text:span><text:span text:style-name="T12"> directe o indirecte amb:</text:span></text:p>
            <text:p text:style-name="P30">- Instal·lació elèctrica en condicions</text:p>
            <text:p text:style-name="P30">-cables <text:s/>i aparells </text:p>
            <text:p text:style-name="P30">- endolls i interruptors incorrectes</text:p>
          </table:table-cell>
          <table:table-cell table:style-name="Taula2.A2" office:value-type="string">
            <text:p text:style-name="P35">escala</text:p>
          </table:table-cell>
          <table:table-cell table:style-name="Taula2.A2" office:value-type="string">
            <text:p text:style-name="P36">baixa</text:p>
          </table:table-cell>
          <table:table-cell table:style-name="Taula2.A2" office:value-type="string">
            <text:p text:style-name="P37">Extremadament danyos</text:p>
          </table:table-cell>
          <table:table-cell table:style-name="Taula2.E2" office:value-type="string">
            <text:p text:style-name="P36">Risc moderat</text:p>
          </table:table-cell>
          <table:table-cell table:style-name="Taula2.A2" office:value-type="string">
            <text:p text:style-name="P36">Controlar els cables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office:value-type="string">
            <text:p text:style-name="P8">RISCOS DETECTATS</text:p>
          </table:table-cell>
          <table:table-cell table:style-name="Taula3.A1" office:value-type="string">
            <text:p text:style-name="P7">ESPAI <text:span text:style-name="T8">(aula, escala, passadís...)</text:span></text:p>
          </table:table-cell>
          <table:table-cell table:style-name="Taula3.A1" office:value-type="string">
            <text:p text:style-name="P12">PROBABILITAT </text:p>
          </table:table-cell>
          <table:table-cell table:style-name="Taula3.A1" office:value-type="string">
            <text:p text:style-name="P14">GRAVETAT</text:p>
          </table:table-cell>
          <table:table-cell table:style-name="Taula3.E1" office:value-type="string">
            <text:p text:style-name="P11">QUALIFICACIÓ RISC</text:p>
          </table:table-cell>
          <table:table-cell table:style-name="Taula3.A1" office:value-type="string">
            <text:p text:style-name="P6">MESURES</text:p>
          </table:table-cell>
        </table:table-row>
        <table:table-row table:style-name="Taula3.2">
          <table:table-cell table:style-name="Taula3.A2" office:value-type="string">
            <text:p text:style-name="P32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3.A2" office:value-type="string">
            <text:p text:style-name="P33">pasadis</text:p>
          </table:table-cell>
          <table:table-cell table:style-name="Taula3.A2" office:value-type="string">
            <text:p text:style-name="P38">Mitjana</text:p>
          </table:table-cell>
          <table:table-cell table:style-name="Taula3.A2" office:value-type="string">
            <text:p text:style-name="P39">Lleugermanet danyos</text:p>
          </table:table-cell>
          <table:table-cell table:style-name="Taula3.E2" office:value-type="string">
            <text:p text:style-name="P38">Risc tolerable</text:p>
          </table:table-cell>
          <table:table-cell table:style-name="Taula3.A2" office:value-type="string">
            <text:p text:style-name="P34">Despejar el pasillo</text:p>
          </table:table-cell>
        </table:table-row>
        <table:table-row table:style-name="Taula3.3">
          <table:table-cell table:style-name="Taula3.A2" office:value-type="string">
            <text:p text:style-name="P22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3.A2" office:value-type="string">
            <text:p text:style-name="P35">pasadis</text:p>
          </table:table-cell>
          <table:table-cell table:style-name="Taula3.A2" office:value-type="string">
            <text:p text:style-name="P36">baica</text:p>
          </table:table-cell>
          <table:table-cell table:style-name="Taula3.A2" office:value-type="string">
            <text:p text:style-name="P37">danyos</text:p>
          </table:table-cell>
          <table:table-cell table:style-name="Taula3.E2" office:value-type="string">
            <text:p text:style-name="P36">Risc tolerable</text:p>
          </table:table-cell>
          <table:table-cell table:style-name="Taula3.A2" office:value-type="string">
            <text:p text:style-name="P36">No pujar a les taules o llocs perillosos e inestables</text:p>
          </table:table-cell>
        </table:table-row>
        <table:table-row table:style-name="Taula3.4">
          <table:table-cell table:style-name="Taula3.A2" office:value-type="string">
            <text:p text:style-name="P16">3- XOCS I COPS per:</text:p>
            <text:p text:style-name="P25">- <text:span text:style-name="T10">excés</text:span> de mobiliari</text:p>
            <text:p text:style-name="P25">- finestres obertes</text:p>
            <text:p text:style-name="P25">calaixos oberts</text:p>
          </table:table-cell>
          <table:table-cell table:style-name="Taula3.A2" office:value-type="string">
            <text:p text:style-name="P35">pasadis</text:p>
          </table:table-cell>
          <table:table-cell table:style-name="Taula3.A2" office:value-type="string">
            <text:p text:style-name="P36">baixa</text:p>
          </table:table-cell>
          <table:table-cell table:style-name="Taula3.A2" office:value-type="string">
            <text:p text:style-name="P37">danyos</text:p>
          </table:table-cell>
          <table:table-cell table:style-name="Taula3.E2" office:value-type="string">
            <text:p text:style-name="P36">Risc tolerable</text:p>
          </table:table-cell>
          <table:table-cell table:style-name="Taula3.A2" office:value-type="string">
            <text:p text:style-name="P36">Despejar el pasillo</text:p>
          </table:table-cell>
        </table:table-row>
        <table:table-row table:style-name="Taula3.4">
          <table:table-cell table:style-name="Taula3.A2" office:value-type="string">
            <text:p text:style-name="P18">4- CAIGUDES D’OBJECTES</text:p>
            <text:p text:style-name="P18"><text:span text:style-name="T9">-Prestatgerie</text:span>s<text:span text:style-name="T9"> no subjectes paret</text:span></text:p>
            <text:p text:style-name="P20">- Sobrecàrrega de prestatgeries</text:p>
          </table:table-cell>
          <table:table-cell table:style-name="Taula3.A2" office:value-type="string">
            <text:p text:style-name="P35">pasadis</text:p>
          </table:table-cell>
          <table:table-cell table:style-name="Taula3.A2" office:value-type="string">
            <text:p text:style-name="P36">baixa</text:p>
          </table:table-cell>
          <table:table-cell table:style-name="Taula3.A2" office:value-type="string">
            <text:p text:style-name="P37">danyos</text:p>
          </table:table-cell>
          <table:table-cell table:style-name="Taula3.E2" office:value-type="string">
            <text:p text:style-name="P36">Risc tolerable</text:p>
          </table:table-cell>
          <table:table-cell table:style-name="Taula3.A2" office:value-type="string">
            <text:p text:style-name="P36">Controlar la posicio i l’estat dels objectes</text:p>
          </table:table-cell>
        </table:table-row>
        <table:table-row table:style-name="Taula3.4">
          <table:table-cell table:style-name="Taula3.A2" office:value-type="string">
            <text:p text:style-name="P28">5- <text:span text:style-name="T11">CONTACTE ELÈCTRIC</text:span><text:span text:style-name="T12"> directe o indirecte amb:</text:span></text:p>
            <text:p text:style-name="P30">- Instal·lació elèctrica en condicions</text:p>
            <text:p text:style-name="P30">-cables <text:s/>i aparells </text:p>
            <text:p text:style-name="P30">- endolls i interruptors incorrectes</text:p>
          </table:table-cell>
          <table:table-cell table:style-name="Taula3.A2" office:value-type="string">
            <text:p text:style-name="P35">pasadis</text:p>
          </table:table-cell>
          <table:table-cell table:style-name="Taula3.A2" office:value-type="string">
            <text:p text:style-name="P36">baixa</text:p>
          </table:table-cell>
          <table:table-cell table:style-name="Taula3.A2" office:value-type="string">
            <text:p text:style-name="P37">Extremadament danyos</text:p>
          </table:table-cell>
          <table:table-cell table:style-name="Taula3.E2" office:value-type="string">
            <text:p text:style-name="P36">Risc moderat</text:p>
          </table:table-cell>
          <table:table-cell table:style-name="Taula3.A2" office:value-type="string">
            <text:p text:style-name="P36">Controlar els cables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0:46:59.999728679</meta:creation-date>
    <dc:date>2021-11-19T20:41:17.576480609</dc:date>
    <meta:editing-duration>PT21M57S</meta:editing-duration>
    <meta:editing-cycles>4</meta:editing-cycles>
    <meta:generator>LibreOffice/7.2.2.2$Linux_X86_64 LibreOffice_project/20$Build-2</meta:generator>
    <meta:document-statistic meta:table-count="3" meta:image-count="0" meta:object-count="0" meta:page-count="3" meta:paragraph-count="138" meta:word-count="469" meta:character-count="2996" meta:non-whitespace-character-count="2650"/>
  </office:meta>
</office:document-meta>
</file>